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mfortaa" svg:font-family="Comforta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Comfortaa" fo:font-size="24pt" fo:font-weight="bold" officeooo:rsid="00051997" officeooo:paragraph-rsid="00051997" style:font-size-asian="21pt" style:font-weight-asian="bold" style:font-size-complex="24pt" style:font-weight-complex="bold"/>
    </style:style>
    <style:style style:name="P2" style:family="paragraph" style:parent-style-name="Standard">
      <style:text-properties style:font-name="DejaVu Sans" fo:font-size="18pt" fo:font-weight="bold" officeooo:rsid="00064e5f" officeooo:paragraph-rsid="00064e5f" style:font-size-asian="18pt" style:font-weight-asian="bold" style:font-size-complex="18pt" style:font-weight-complex="bold"/>
    </style:style>
    <style:style style:name="P3" style:family="paragraph" style:parent-style-name="Standard">
      <style:text-properties style:font-name="DejaVu Sans" fo:font-size="13pt" fo:font-weight="normal" officeooo:rsid="00051997" officeooo:paragraph-rsid="00051997" style:font-size-asian="13pt" style:font-weight-asian="normal" style:font-size-complex="13pt" style:font-weight-complex="normal"/>
    </style:style>
    <style:style style:name="P4" style:family="paragraph" style:parent-style-name="Standard">
      <style:text-properties style:font-name="DejaVu Sans" fo:font-size="14pt" fo:font-weight="bold" officeooo:paragraph-rsid="00064e5f" style:font-size-asian="14pt" style:font-weight-asian="bold" style:font-size-complex="14pt" style:font-weight-complex="bold"/>
    </style:style>
    <style:style style:name="P5" style:family="paragraph" style:parent-style-name="Text_20_body">
      <style:text-properties officeooo:paragraph-rsid="00064e5f"/>
    </style:style>
    <style:style style:name="P6" style:family="paragraph" style:parent-style-name="Text_20_body">
      <style:text-properties style:font-name="DejaVu Sans" fo:font-size="13pt" officeooo:rsid="00064e5f" officeooo:paragraph-rsid="00064e5f" style:font-size-asian="11.3500003814697pt" style:font-size-complex="13pt"/>
    </style:style>
    <style:style style:name="P7" style:family="paragraph" style:parent-style-name="Text_20_body">
      <style:text-properties style:font-name="DejaVu Sans" fo:font-size="13pt" officeooo:rsid="000ca1d7" officeooo:paragraph-rsid="000d2057" style:font-size-asian="13pt" style:font-size-complex="13pt"/>
    </style:style>
    <style:style style:name="P8" style:family="paragraph" style:parent-style-name="Text_20_body">
      <style:text-properties style:font-name="DejaVu Sans" fo:font-size="13pt" officeooo:rsid="000ca1d7" officeooo:paragraph-rsid="000d84c5" style:font-size-asian="13pt" style:font-size-complex="13pt"/>
    </style:style>
    <style:style style:name="P9" style:family="paragraph" style:parent-style-name="Text_20_body">
      <style:text-properties style:font-name="DejaVu Sans" fo:font-size="13pt" officeooo:rsid="000ca1d7" officeooo:paragraph-rsid="000dbf9d" style:font-size-asian="13pt" style:font-size-complex="13pt"/>
    </style:style>
    <style:style style:name="P10" style:family="paragraph" style:parent-style-name="Text_20_body">
      <style:text-properties style:font-name="DejaVu Sans" fo:font-size="13pt" officeooo:rsid="000d84c5" officeooo:paragraph-rsid="000d84c5" style:font-size-asian="13pt" style:font-size-complex="13pt"/>
    </style:style>
    <style:style style:name="P11" style:family="paragraph" style:parent-style-name="Text_20_body">
      <style:text-properties style:font-name="DejaVu Sans" fo:font-size="13pt" officeooo:rsid="001b3a8b" officeooo:paragraph-rsid="00120c0e" style:font-size-asian="13pt" style:font-size-complex="13pt"/>
    </style:style>
    <style:style style:name="P12" style:family="paragraph" style:parent-style-name="Text_20_body">
      <style:text-properties style:font-name="DejaVu Sans" fo:font-size="13pt" officeooo:rsid="001875ec" officeooo:paragraph-rsid="00064e5f" style:font-size-asian="13pt" style:font-size-complex="13pt"/>
    </style:style>
    <style:style style:name="P13" style:family="paragraph" style:parent-style-name="Text_20_body">
      <style:text-properties officeooo:paragraph-rsid="000dbf9d"/>
    </style:style>
    <style:style style:name="P14" style:family="paragraph" style:parent-style-name="Text_20_body">
      <style:text-properties fo:font-size="14pt" fo:font-weight="bold" officeooo:paragraph-rsid="000ca1d7" style:font-size-asian="14pt" style:font-weight-asian="bold" style:font-size-complex="14pt" style:font-weight-complex="bold"/>
    </style:style>
    <style:style style:name="P15" style:family="paragraph" style:parent-style-name="Text_20_body">
      <style:text-properties officeooo:paragraph-rsid="0010998c"/>
    </style:style>
    <style:style style:name="P16" style:family="paragraph" style:parent-style-name="Text_20_body">
      <style:paragraph-properties fo:margin-top="0in" fo:margin-bottom="0in" loext:contextual-spacing="false"/>
      <style:text-properties style:font-name="DejaVu Sans" fo:font-size="13pt" officeooo:paragraph-rsid="00120c0e" style:font-size-asian="13pt" style:font-size-complex="13pt"/>
    </style:style>
    <style:style style:name="P17" style:family="paragraph" style:parent-style-name="Contents_20_1">
      <style:paragraph-properties>
        <style:tab-stops>
          <style:tab-stop style:position="6.4965in" style:type="right" style:leader-style="dotted" style:leader-text="."/>
        </style:tab-stops>
      </style:paragraph-properties>
      <style:text-properties style:font-name="Comfortaa" fo:font-size="24pt" fo:font-weight="bold" officeooo:rsid="00051997" officeooo:paragraph-rsid="00051997" style:font-size-asian="21pt" style:font-weight-asian="bold" style:font-size-complex="24pt" style:font-weight-complex="bold"/>
    </style:style>
    <style:style style:name="P18" style:family="paragraph" style:parent-style-name="Contents_20_1">
      <style:paragraph-properties>
        <style:tab-stops>
          <style:tab-stop style:position="6.4965in" style:type="right" style:leader-style="dotted" style:leader-text="."/>
        </style:tab-stops>
      </style:paragraph-properties>
      <style:text-properties officeooo:paragraph-rsid="00051997"/>
    </style:style>
    <style:style style:name="P19" style:family="paragraph" style:parent-style-name="Contents_20_Heading">
      <style:text-properties style:font-name="DejaVu Sans" fo:font-size="24pt" officeooo:paragraph-rsid="00051997" style:font-size-asian="24pt" style:font-size-complex="24pt"/>
    </style:style>
    <style:style style:name="P20" style:family="paragraph" style:parent-style-name="Contents_20_2">
      <style:paragraph-properties>
        <style:tab-stops>
          <style:tab-stop style:position="6.1028in" style:type="right" style:leader-style="dotted" style:leader-text="."/>
        </style:tab-stops>
      </style:paragraph-properties>
      <style:text-properties officeooo:paragraph-rsid="00051997"/>
    </style:style>
    <style:style style:name="P21" style:family="paragraph" style:parent-style-name="Heading_20_2">
      <style:text-properties style:font-name="DejaVu Sans" fo:font-size="14pt" officeooo:paragraph-rsid="00064e5f" style:font-size-asian="14pt" style:font-size-complex="14pt"/>
    </style:style>
    <style:style style:name="P22" style:family="paragraph" style:parent-style-name="Heading_20_2">
      <style:text-properties style:font-name="DejaVu Sans" fo:font-size="18pt" officeooo:paragraph-rsid="00064e5f" style:font-size-asian="18pt" style:font-size-complex="18pt"/>
    </style:style>
    <style:style style:name="P23" style:family="paragraph" style:parent-style-name="Heading_20_2">
      <style:text-properties fo:font-size="14pt" officeooo:paragraph-rsid="00064e5f" style:font-size-asian="14pt" style:font-size-complex="14pt"/>
    </style:style>
    <style:style style:name="P24" style:family="paragraph" style:parent-style-name="Text_20_body">
      <style:text-properties style:font-name="DejaVu Sans" fo:font-size="13pt" officeooo:rsid="0009da9f" officeooo:paragraph-rsid="000dbf9d" style:font-size-asian="13pt" style:font-size-complex="13pt"/>
    </style:style>
    <style:style style:name="P25" style:family="paragraph" style:parent-style-name="Text_20_body">
      <style:text-properties style:font-name="DejaVu Sans" fo:font-size="13pt" officeooo:rsid="000ca1d7" officeooo:paragraph-rsid="000dbf9d" style:font-size-asian="13pt" style:font-size-complex="13pt"/>
    </style:style>
    <style:style style:name="P26" style:family="paragraph" style:parent-style-name="Text_20_body">
      <style:text-properties style:font-name="DejaVu Sans" fo:font-size="13pt" officeooo:rsid="000d2057" officeooo:paragraph-rsid="000d84c5" style:font-size-asian="13pt" style:font-size-complex="13pt"/>
    </style:style>
    <style:style style:name="P27" style:family="paragraph" style:parent-style-name="Text_20_body">
      <style:text-properties style:font-name="DejaVu Sans" fo:font-size="13pt" officeooo:paragraph-rsid="00064e5f" style:font-size-asian="13pt" style:font-size-complex="13pt"/>
    </style:style>
    <style:style style:name="P28" style:family="paragraph" style:parent-style-name="Text_20_body" style:list-style-name="L1">
      <style:text-properties style:font-name="DejaVu Sans" fo:font-size="13pt" officeooo:paragraph-rsid="00120c0e" style:font-size-asian="13pt" style:font-size-complex="13pt"/>
    </style:style>
    <style:style style:name="P29" style:family="paragraph" style:parent-style-name="Text_20_body" style:list-style-name="L1">
      <style:text-properties style:font-name="DejaVu Sans" fo:font-size="13pt" officeooo:paragraph-rsid="00064e5f" style:font-size-asian="13pt" style:font-size-complex="13pt"/>
    </style:style>
    <style:style style:name="P30" style:family="paragraph" style:parent-style-name="Text_20_body" style:list-style-name="L1">
      <style:text-properties style:font-name="DejaVu Sans" fo:font-size="13pt" officeooo:rsid="00120c0e" officeooo:paragraph-rsid="00120c0e" style:font-size-asian="13pt" style:font-size-complex="13pt"/>
    </style:style>
    <style:style style:name="P31" style:family="paragraph" style:parent-style-name="Text_20_body" style:list-style-name="L1">
      <style:text-properties style:font-name="DejaVu Sans" fo:font-size="13pt" officeooo:rsid="00120c0e" officeooo:paragraph-rsid="00064e5f" style:font-size-asian="13pt" style:font-size-complex="13pt"/>
    </style:style>
    <style:style style:name="P32" style:family="paragraph" style:parent-style-name="Text_20_body">
      <style:text-properties style:font-name="DejaVu Sans" fo:font-size="13pt" fo:language="ru" fo:country="RU" officeooo:rsid="00456ef3" officeooo:paragraph-rsid="00120c0e" style:font-size-asian="13pt" style:font-size-complex="13pt"/>
    </style:style>
    <style:style style:name="P33" style:family="paragraph" style:parent-style-name="Text_20_body">
      <style:text-properties style:font-name="DejaVu Sans" fo:font-size="20pt" fo:font-weight="bold" officeooo:rsid="000ca1d7" officeooo:paragraph-rsid="000ca1d7" style:font-size-asian="20pt" style:font-weight-asian="bold" style:font-size-complex="20pt" style:font-weight-complex="bold"/>
    </style:style>
    <style:style style:name="P34" style:family="paragraph" style:parent-style-name="Text_20_body">
      <style:text-properties style:font-name="DejaVu Sans" fo:font-size="18pt" fo:font-weight="bold" officeooo:rsid="000ca1d7" officeooo:paragraph-rsid="000ca1d7" style:font-size-asian="18pt" style:font-weight-asian="bold" style:font-size-complex="18pt" style:font-weight-complex="bold"/>
    </style:style>
    <style:style style:name="P35" style:family="paragraph" style:parent-style-name="Text_20_body">
      <style:text-properties officeooo:paragraph-rsid="00064e5f"/>
    </style:style>
    <style:style style:name="P36" style:family="paragraph" style:parent-style-name="Heading_20_1">
      <style:text-properties style:font-name="DejaVu Sans" fo:font-size="18pt" officeooo:paragraph-rsid="00064e5f" style:font-size-asian="18pt" style:font-size-complex="18pt"/>
    </style:style>
    <style:style style:name="P37" style:family="paragraph" style:parent-style-name="Heading_20_1">
      <style:text-properties style:font-name="DejaVu Sans" fo:font-size="13pt" officeooo:paragraph-rsid="00064e5f" style:font-size-asian="13pt" style:font-size-complex="13pt"/>
    </style:style>
    <style:style style:name="P38" style:family="paragraph" style:parent-style-name="Heading_20_1">
      <style:paragraph-properties>
        <style:tab-stops>
          <style:tab-stop style:position="3.6665in"/>
          <style:tab-stop style:position="3.7362in"/>
        </style:tab-stops>
      </style:paragraph-properties>
      <style:text-properties style:font-name="DejaVu Sans" fo:font-size="13pt" fo:font-weight="normal" officeooo:rsid="00051997" officeooo:paragraph-rsid="00064e5f" style:font-size-asian="13pt" style:font-weight-asian="normal" style:font-size-complex="13pt" style:font-weight-complex="normal"/>
    </style:style>
    <style:style style:name="P39" style:family="paragraph" style:parent-style-name="Heading_20_3">
      <style:text-properties style:font-name="DejaVu Sans" fo:font-size="13pt" officeooo:paragraph-rsid="00064e5f" style:font-size-asian="13pt" style:font-size-complex="13pt"/>
    </style:style>
    <style:style style:name="P40" style:family="paragraph" style:parent-style-name="Standard">
      <style:text-properties style:font-name="DejaVu Sans" fo:font-size="24pt" fo:font-weight="bold" officeooo:rsid="00051997" officeooo:paragraph-rsid="00051997" style:font-size-asian="24pt" style:font-weight-asian="bold" style:font-size-complex="24pt" style:font-weight-complex="bold"/>
    </style:style>
    <style:style style:name="P41" style:family="paragraph" style:parent-style-name="Standard">
      <style:text-properties style:font-name="DejaVu Sans" fo:font-size="24pt" fo:font-weight="normal" officeooo:rsid="00051997" officeooo:paragraph-rsid="00051997" style:font-size-asian="21pt" style:font-weight-asian="normal" style:font-size-complex="24pt" style:font-weight-complex="normal"/>
    </style:style>
    <style:style style:name="P42" style:family="paragraph" style:parent-style-name="Standard">
      <style:text-properties style:font-name="DejaVu Sans" fo:font-size="24pt" fo:font-weight="normal" officeooo:rsid="00064e5f" officeooo:paragraph-rsid="00064e5f" style:font-size-asian="21pt" style:font-weight-asian="normal" style:font-size-complex="24pt" style:font-weight-complex="normal"/>
    </style:style>
    <style:style style:name="P43" style:family="paragraph" style:parent-style-name="Standard">
      <style:text-properties style:font-name="DejaVu Sans" fo:font-size="18pt" fo:font-weight="bold" officeooo:rsid="00051997" officeooo:paragraph-rsid="00051997" style:font-size-asian="15.75pt" style:font-weight-asian="bold" style:font-size-complex="18pt" style:font-weight-complex="bold"/>
    </style:style>
    <style:style style:name="P44" style:family="paragraph" style:parent-style-name="Standard">
      <style:text-properties style:font-name="DejaVu Sans" fo:font-size="13pt" fo:font-weight="normal" officeooo:rsid="00051997" officeooo:paragraph-rsid="00051997" style:font-size-asian="13pt" style:font-weight-asian="normal" style:font-size-complex="13pt" style:font-weight-complex="normal"/>
    </style:style>
    <style:style style:name="T1" style:family="text">
      <style:text-properties style:font-name="DejaVu Sans"/>
    </style:style>
    <style:style style:name="T2" style:family="text">
      <style:text-properties style:font-name="DejaVu Sans" style:font-size-asian="24pt"/>
    </style:style>
    <style:style style:name="T3" style:family="text">
      <style:text-properties style:font-name="DejaVu Sans" fo:font-size="18pt" style:font-size-asian="15.75pt" style:font-size-complex="18pt"/>
    </style:style>
    <style:style style:name="T4" style:family="text">
      <style:text-properties style:font-name="DejaVu Sans" fo:font-size="18pt" style:font-size-asian="18pt" style:font-size-complex="18pt"/>
    </style:style>
    <style:style style:name="T5" style:family="text">
      <style:text-properties style:font-name="DejaVu Sans" fo:font-size="13pt" style:font-size-asian="13pt" style:font-size-complex="13pt"/>
    </style:style>
    <style:style style:name="T6" style:family="text">
      <style:text-properties style:font-name="DejaVu Sans" fo:font-size="13pt" officeooo:rsid="0041d21f" style:font-size-asian="13pt" style:font-size-complex="13pt"/>
    </style:style>
    <style:style style:name="T7" style:family="text">
      <style:text-properties style:font-name="DejaVu Sans" fo:font-size="13pt" officeooo:rsid="00435d3c" style:font-size-asian="13pt" style:font-size-complex="13pt"/>
    </style:style>
    <style:style style:name="T8" style:family="text">
      <style:text-properties style:font-name="DejaVu Sans" fo:font-size="13pt" officeooo:rsid="005330fc" style:font-size-asian="13pt" style:font-size-complex="13pt"/>
    </style:style>
    <style:style style:name="T9" style:family="text">
      <style:text-properties style:font-name="DejaVu Sans" fo:font-size="13pt" officeooo:rsid="000ca1d7" style:font-size-asian="13pt" style:font-size-complex="13pt"/>
    </style:style>
    <style:style style:name="T10" style:family="text">
      <style:text-properties style:font-name="DejaVu Sans" fo:font-size="13pt" officeooo:rsid="00556636" style:font-size-asian="13pt" style:font-size-complex="13pt"/>
    </style:style>
    <style:style style:name="T11" style:family="text">
      <style:text-properties style:font-name="DejaVu Sans" fo:font-size="13pt" officeooo:rsid="000dbf9d" style:font-size-asian="13pt" style:font-size-complex="13pt"/>
    </style:style>
    <style:style style:name="T12" style:family="text">
      <style:text-properties style:font-name="DejaVu Sans" fo:font-size="13pt" officeooo:rsid="000e8be7" style:font-size-asian="13pt" style:font-size-complex="13pt"/>
    </style:style>
    <style:style style:name="T13" style:family="text">
      <style:text-properties style:font-name="DejaVu Sans" fo:font-size="13pt" officeooo:rsid="000f0737" style:font-size-asian="13pt" style:font-size-complex="13pt"/>
    </style:style>
    <style:style style:name="T14" style:family="text">
      <style:text-properties style:font-name="DejaVu Sans" fo:font-size="13pt" officeooo:rsid="0010998c" style:font-size-asian="13pt" style:font-size-complex="13pt"/>
    </style:style>
    <style:style style:name="T15" style:family="text">
      <style:text-properties style:font-name="DejaVu Sans" fo:font-size="13pt" officeooo:rsid="00120c0e" style:font-size-asian="13pt" style:font-size-complex="13pt"/>
    </style:style>
    <style:style style:name="T16" style:family="text">
      <style:text-properties style:font-name="DejaVu Sans" fo:font-size="13pt" officeooo:rsid="0014f68c" style:font-size-asian="13pt" style:font-size-complex="13pt"/>
    </style:style>
    <style:style style:name="T17" style:family="text">
      <style:text-properties style:font-name="DejaVu Sans" fo:font-size="13pt" officeooo:rsid="002120a2" style:font-size-asian="13pt" style:font-size-complex="13pt"/>
    </style:style>
    <style:style style:name="T18" style:family="text">
      <style:text-properties style:font-name="DejaVu Sans" fo:font-size="13pt" officeooo:rsid="00157520" style:font-size-asian="13pt" style:font-size-complex="13pt"/>
    </style:style>
    <style:style style:name="T19" style:family="text">
      <style:text-properties style:font-name="DejaVu Sans" fo:font-size="13pt" fo:font-weight="normal" style:font-size-asian="13pt" style:font-weight-asian="normal" style:font-size-complex="13pt" style:font-weight-complex="normal"/>
    </style:style>
    <style:style style:name="T20" style:family="text">
      <style:text-properties style:font-name="DejaVu Sans" fo:font-size="13pt" style:text-underline-style="none" officeooo:rsid="00556636" style:font-size-asian="13pt" style:font-size-complex="13pt"/>
    </style:style>
    <style:style style:name="T21" style:family="text">
      <style:text-properties style:font-name="DejaVu Sans" fo:font-size="13pt" style:text-underline-style="none" officeooo:rsid="0059b2ad" style:font-size-asian="13pt" style:font-size-complex="13pt"/>
    </style:style>
    <style:style style:name="T22" style:family="text">
      <style:text-properties style:font-name="DejaVu Sans" fo:font-size="13pt" style:text-underline-style="none" officeooo:rsid="001f2325" style:font-size-asian="13pt" style:font-size-complex="13pt"/>
    </style:style>
    <style:style style:name="T23" style:family="text">
      <style:text-properties style:font-name="DejaVu Sans" fo:font-size="13pt" style:text-underline-style="none" officeooo:rsid="0059f0d7" style:font-size-asian="13pt" style:font-size-complex="13pt"/>
    </style:style>
    <style:style style:name="T24" style:family="text">
      <style:text-properties style:font-name="DejaVu Sans" fo:font-size="13pt" officeooo:rsid="0010998c" style:font-size-asian="11.3500003814697pt" style:font-size-complex="13pt"/>
    </style:style>
    <style:style style:name="T25" style:family="text">
      <style:text-properties style:font-name="DejaVu Sans" officeooo:rsid="000ca1d7"/>
    </style:style>
    <style:style style:name="T26" style:family="text">
      <style:text-properties style:font-name="DejaVu Sans" officeooo:rsid="000dbf9d"/>
    </style:style>
    <style:style style:name="T27" style:family="text">
      <style:text-properties officeooo:rsid="00064e5f"/>
    </style:style>
    <style:style style:name="T28" style:family="text">
      <style:text-properties officeooo:rsid="00217ead"/>
    </style:style>
    <style:style style:name="T29" style:family="text">
      <style:text-properties officeooo:rsid="0030ff24"/>
    </style:style>
    <style:style style:name="T30" style:family="text">
      <style:text-properties officeooo:rsid="002f261d"/>
    </style:style>
    <style:style style:name="T31" style:family="text">
      <style:text-properties fo:color="#000000" style:font-name="DejaVu Sans" fo:font-size="13pt" officeooo:rsid="00556636" style:font-size-asian="13pt" style:font-size-complex="13pt"/>
    </style:style>
    <style:style style:name="T32" style:family="text">
      <style:text-properties officeooo:rsid="000ba91b"/>
    </style:style>
    <style:style style:name="T33" style:family="text">
      <style:text-properties officeooo:rsid="000d2057"/>
    </style:style>
    <style:style style:name="T34" style:family="text">
      <style:text-properties officeooo:rsid="000d84c5"/>
    </style:style>
    <style:style style:name="T35" style:family="text">
      <style:text-properties officeooo:rsid="000dbf9d"/>
    </style:style>
    <style:style style:name="T36" style:family="text">
      <style:text-properties officeooo:rsid="00120c0e"/>
    </style:style>
    <style:style style:name="T37" style:family="text">
      <style:text-properties fo:language="ru" fo:country="RU" officeooo:rsid="00456ef3"/>
    </style:style>
    <style:style style:name="T38" style:family="text">
      <style:text-properties fo:language="ru" fo:country="RU" officeooo:rsid="006a60ad"/>
    </style:style>
    <style:style style:name="T39" style:family="text">
      <style:text-properties fo:language="ru" fo:country="RU" officeooo:rsid="0012e442"/>
    </style:style>
    <style:style style:name="T40" style:family="text">
      <style:text-properties fo:language="ru" fo:country="RU" officeooo:rsid="0014f68c"/>
    </style:style>
    <style:style style:name="T41" style:family="text">
      <style:text-properties fo:language="ru" fo:country="RU" officeooo:rsid="00157520"/>
    </style:style>
    <style:style style:name="T42" style:family="text">
      <style:text-properties fo:language="en" fo:country="US" officeooo:rsid="0004b7a1"/>
    </style:style>
    <style:style style:name="T43" style:family="text">
      <style:text-properties fo:language="en" fo:country="US" officeooo:rsid="000618de"/>
    </style:style>
    <style:style style:name="T44" style:family="text">
      <style:text-properties fo:language="en" fo:country="US" officeooo:rsid="0012e442"/>
    </style:style>
    <style:style style:name="T45" style:family="text">
      <style:text-properties fo:language="en" fo:country="US" officeooo:rsid="00157520"/>
    </style:style>
    <style:style style:name="T46" style:family="text">
      <style:text-properties officeooo:rsid="0012e442"/>
    </style:style>
    <style:style style:name="T47" style:family="text">
      <style:text-properties officeooo:rsid="0014f68c"/>
    </style:style>
    <style:style style:name="T48" style:family="text">
      <style:text-properties officeooo:rsid="00157520"/>
    </style:style>
    <style:style style:name="T49" style:family="text">
      <style:text-properties fo:font-size="13pt" officeooo:rsid="002120a2" style:font-size-asian="13pt" style:font-size-complex="13pt"/>
    </style:style>
    <style:style style:name="T50" style:family="text">
      <style:text-properties officeooo:rsid="0015b7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2"/><text:span text:style-name="T2"><text:s/></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 text:c="11"/>Functional <text:s text:c="2"/>Specification</text:p>
      <text:p text:style-name="P1"><text:span text:style-name="T2"><text:tab/><text:tab/><text:tab/><text:tab/><text:tab/> <text:s text:c="2"/></text:span><text:span text:style-name="T3">Battleship</text:span></text:p>
      <text:p text:style-name="P43"><text:tab/><text:tab/><text:tab/><text:tab/></text:p>
      <text:p text:style-name="P1"><text:span text:style-name="T3"><text:tab/><text:tab/><text:tab/><text:tab/><text:tab/></text:span><text:span text:style-name="T5"><text:tab/></text:span><text:span text:style-name="T19">Version 1.0</text:span></text:p>
      <text:p text:style-name="P3"><text:tab/><text:tab/><text:tab/> <text:s text:c="13"/>Last modified 27 May 2018</text:p>
      <text:p text:style-name="P3"><text:tab/><text:tab/><text:tab/><text:tab/><text:tab/> <text:s text:c="2"/>Number of pages <text:s/><text:span text:style-name="T50">5</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9">Table of Contents</text:p>
      <text:p text:style-name="P18"><text:a xlink:type="simple" xlink:href="#__RefHeading__3731_216754541" text:style-name="Index_20_Link" text:visited-style-name="Index_20_Link"><text:span text:style-name="T5"/></text:a></text:p>
      <text:p text:style-name="P18"><text:a xlink:type="simple" xlink:href="#__RefHeading__3731_216754541" text:style-name="Index_20_Link" text:visited-style-name="Index_20_Link"><text:span text:style-name="T5"/></text:a></text:p>
      <text:p text:style-name="P18"><text:a xlink:type="simple" xlink:href="#__RefHeading__3731_216754541" text:style-name="Index_20_Link" text:visited-style-name="Index_20_Link"><text:span text:style-name="T5">1. Introduction<text:tab/>3</text:span></text:a></text:p>
      <text:p text:style-name="P20"><text:a xlink:type="simple" xlink:href="#__RefHeading__3733_216754541" text:style-name="Index_20_Link" text:visited-style-name="Index_20_Link"><text:span text:style-name="T5">1.1. Document Identifier<text:tab/>3</text:span></text:a></text:p>
      <text:p text:style-name="P20"><text:a xlink:type="simple" xlink:href="#__RefHeading__3735_216754541" text:style-name="Index_20_Link" text:visited-style-name="Index_20_Link"><text:span text:style-name="T5">1.2. Scope<text:tab/>3</text:span></text:a></text:p>
      <text:p text:style-name="P20"><text:a xlink:type="simple" xlink:href="#__RefHeading__3737_216754541" text:style-name="Index_20_Link" text:visited-style-name="Index_20_Link"><text:span text:style-name="T5">1.3. Definitions of Terms and Acronyms<text:tab/></text:span></text:a><text:span text:style-name="T11">4</text:span></text:p>
      <text:p text:style-name="P20"><text:a xlink:type="simple" xlink:href="#__RefHeading__3739_216754541" text:style-name="Index_20_Link" text:visited-style-name="Index_20_Link"><text:span text:style-name="T5">1.4. References<text:tab/></text:span></text:a><text:span text:style-name="T15">4</text:span></text:p>
      <text:p text:style-name="P18"><text:a xlink:type="simple" xlink:href="#__RefHeading__3741_216754541" text:style-name="Index_20_Link" text:visited-style-name="Index_20_Link"><text:span text:style-name="T5">2. Problem Statement<text:tab/></text:span></text:a><text:span text:style-name="T15">4</text:span></text:p>
      <text:p text:style-name="P18"><text:a xlink:type="simple" xlink:href="#__RefHeading__3743_216754541" text:style-name="Index_20_Link" text:visited-style-name="Index_20_Link"><text:span text:style-name="T5">3. Platform Requirements<text:tab/></text:span></text:a><text:span text:style-name="T15">5</text:span></text:p>
      <text:p text:style-name="P18"><text:a xlink:type="simple" xlink:href="#__RefHeading__3745_216754541" text:style-name="Index_20_Link" text:visited-style-name="Index_20_Link"><text:span text:style-name="T5">4. Overview of Solution<text:tab/></text:span></text:a><text:span text:style-name="T16">5</text:span></text:p>
      <text:p text:style-name="P18"><text:a xlink:type="simple" xlink:href="#__RefHeading__3747_216754541" text:style-name="Index_20_Link" text:visited-style-name="Index_20_Link"><text:span text:style-name="T5">5. Black-box Description<text:tab/>4</text:span></text:a></text:p>
      <text:p text:style-name="P18"><text:a xlink:type="simple" xlink:href="#__RefHeading__3749_216754541" text:style-name="Index_20_Link" text:visited-style-name="Index_20_Link"><text:span text:style-name="T5">6. Use Cases Coverage<text:tab/>4</text:span></text:a></text:p>
      <text:p text:style-name="P18"><text:a xlink:type="simple" xlink:href="#__RefHeading__3751_216754541" text:style-name="Index_20_Link" text:visited-style-name="Index_20_Link"><text:span text:style-name="T5">7. Questions and Answers<text:tab/>4</text:span></text:a></text:p>
      <text:p text:style-name="P17"><text:a xlink:type="simple" xlink:href="#__RefHeading__3759_216754541" text:style-name="Index_20_Link" text:visited-style-name="Index_20_Link"><text:span text:style-name="T19">8. Appendix<text:tab/>4</text:span></text:a></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2">1. Introduction</text:p>
      <text:p text:style-name="P42"/>
      <text:p text:style-name="P4"><text:span text:style-name="T27">1.1 </text:span>Document <text:span text:style-name="T29">I</text:span>dentifier</text:p>
      <text:p text:style-name="P13"/>
      <text:p text:style-name="P24"><text:s text:c="4"/>This is a functional specification document for the game “Battleship”.</text:p>
      <text:p text:style-name="P6"/>
      <text:h text:style-name="P21" text:outline-level="2"><text:bookmark-start text:name="__RefHeading__3735_216754541"/><text:span text:style-name="T32">1.2 </text:span>Scope<text:bookmark-end text:name="__RefHeading__3735_216754541"/></text:h>
      <text:p text:style-name="P9"><text:s text:c="4"/></text:p>
      <text:p text:style-name="P13"><text:span text:style-name="T9"><text:s text:c="4"/>I</text:span><text:span text:style-name="T6">ntroduction</text:span><text:span text:style-name="T5"> section provides overview of the document content as well as the brief description of the project requirements. Section Definitions of Terms and Acronyms includes description of all the terms and acronyms used in the document. Section </text:span><text:span text:style-name="T6">References</text:span><text:span text:style-name="T5"> has links to the documentation and sources used to build this document. </text:span><text:span text:style-name="T7">Problem Statement</text:span><text:span text:style-name="T5"> Section briefly describes the requirements and purpose of the project. </text:span><text:span text:style-name="T8">In the section Platform Requirements must be described on which platforms this project is working. </text:span><text:span text:style-name="T10">In section Overview of Solution is described the architecture of the solution. Black-box Description section describes the </text:span><text:span text:style-name="T31">functions that the user can perform with the project, </text:span><text:span text:style-name="T10">explains the received results, without going deep into details. </text:span><text:span text:style-name="T20">Use Cases Coverage </text:span><text:span text:style-name="T21">section </text:span><text:span text:style-name="T22">is </text:span><text:span text:style-name="T23">for</text:span><text:span text:style-name="T22"> mak</text:span><text:span text:style-name="T23">ing</text:span><text:span text:style-name="T22"> sure that the functionality described in the above sections covers all the use cases of the project.</text:span></text:p>
      <text:p text:style-name="P33"/>
      <text:p text:style-name="P34"/>
      <text:p text:style-name="P34"/>
      <text:p text:style-name="P34"/>
      <text:p text:style-name="P34"/>
      <text:p text:style-name="P34"/>
      <text:p text:style-name="P34"><text:soft-page-break/></text:p>
      <text:p text:style-name="P14"><text:span text:style-name="T25">1.3 </text:span><text:span text:style-name="T1">Definitions of Terms and Acronyms</text:span></text:p>
      <text:p text:style-name="P9"><text:tab/></text:p>
      <text:p text:style-name="P9"><text:s text:c="4"/>Coordinates:<text:tab/> <text:s text:c="7"/>couple of integers from 0 to 9 which point to the <text:span text:style-name="T33">s</text:span>ea.</text:p>
      <text:p text:style-name="P7"><text:s text:c="4"/>Sea:<text:tab/><text:tab/> <text:s text:c="7"/>a two-dimensional array.</text:p>
      <text:p text:style-name="P26"><text:s text:c="4"/>Ship:<text:tab/><text:tab/> <text:s text:c="7"/>part of the sea where is written “1”. </text:p>
      <text:p text:style-name="P10"><text:s text:c="4"/>Ship direction: <text:s text:c="6"/>sequence of “1”s in horizontal or vertical direction. </text:p>
      <text:p text:style-name="P8"><text:span text:style-name="T34"><text:s text:c="4"/>Shoot: <text:s text:c="19"/>changes appropriate value in the sea if it necessary. <text:s text:c="2"/><text:tab/><text:tab/></text:span><text:tab/></text:p>
      <text:h text:style-name="P22" text:outline-level="2"/>
      <text:h text:style-name="P23" text:outline-level="2"><text:bookmark-start text:name="__RefHeading__3739_216754541"/><text:span text:style-name="T26">1.4<text:tab/></text:span><text:span text:style-name="T1">References</text:span><text:bookmark-end text:name="__RefHeading__3739_216754541"/></text:h>
      <text:p text:style-name="P27"/>
      <text:p text:style-name="P5"><text:span text:style-name="T5"><text:s text:c="4"/></text:span><text:span text:style-name="T11">There are no references in this document.</text:span></text:p>
      <text:h text:style-name="P39" text:outline-level="3"/>
      <text:h text:style-name="P36" text:outline-level="1"/>
      <text:h text:style-name="P36" text:outline-level="1"><text:bookmark-start text:name="__RefHeading__3741_216754541"/><text:span text:style-name="T35">2.<text:tab/></text:span>Problem Statement<text:bookmark-end text:name="__RefHeading__3741_216754541"/></text:h>
      <text:p text:style-name="P15"><text:span text:style-name="T4"><text:s/><text:tab/></text:span><text:span text:style-name="T24">The “Battleship” is an interactive game for two players. It means each player should install the program on his computer. After execution t</text:span><text:span text:style-name="T12">he program generates a 10x10 board filled with “0”s. Next it gives to </text:span><text:span text:style-name="T14">each </text:span><text:span text:style-name="T12">player opportunity to create four types of ships</text:span><text:span text:style-name="T13"> (</text:span><text:span text:style-name="T12">one-dimensional</text:span><text:span text:style-name="T13">(4 items)</text:span><text:span text:style-name="T12">, two-dimensional</text:span><text:span text:style-name="T13">(3 items)</text:span><text:span text:style-name="T12">, three-dimensional</text:span><text:span text:style-name="T13">(2 items)</text:span><text:span text:style-name="T12"> and four-dimensional <text:s/></text:span><text:span text:style-name="T13">(an item))</text:span><text:span text:style-name="T12"> <text:s/></text:span><text:span text:style-name="T13">by inputting coordinates and ship direction from command line. Next the player</text:span><text:span text:style-name="T14">1 says couple of coordinates and </text:span><text:span text:style-name="T13">try to shoot a ship.</text:span><text:span text:style-name="T14"> <text:s/>Player2 </text:span><text:span text:style-name="T13">input </text:span><text:span text:style-name="T14">that </text:span><text:span text:style-name="T13">coordinates </text:span><text:span text:style-name="T14">due to his command line </text:span><text:span text:style-name="T13">and </text:span><text:span text:style-name="T14">say the result shot or missed. The main goal of each player </text:span><text:span text:style-name="T15">to sink all ships of opponent. Win the player who can do that first.</text:span><text:span text:style-name="T13"> <text:s text:c="4"/></text:span><text:span text:style-name="T12"><text:s text:c="2"/></text:span></text:p>
      <text:h text:style-name="P37" text:outline-level="1"><text:soft-page-break/></text:h>
      <text:h text:style-name="P36" text:outline-level="1"><text:bookmark-start text:name="__RefHeading__3743_216754541"/><text:span text:style-name="T36">3.<text:tab/></text:span>Platform <text:span text:style-name="T30">R</text:span>equirements<text:bookmark-end text:name="__RefHeading__3743_216754541"/></text:h>
      <text:p text:style-name="P16"><text:tab/></text:p>
      <text:list xml:id="list253720557" text:style-name="L1">
        <text:list-item>
          <text:p text:style-name="P28">Pentium 4 <text:span text:style-name="T36">3.2</text:span>GHz CPU clock or equivalent</text:p>
        </text:list-item>
        <text:list-item>
          <text:p text:style-name="P30">512 MB RAM</text:p>
        </text:list-item>
        <text:list-item>
          <text:p text:style-name="P29"><text:span text:style-name="T36">1</text:span> GB free HDD space</text:p>
        </text:list-item>
        <text:list-item>
          <text:p text:style-name="P29">Supported OS:</text:p>
          <text:list>
            <text:list-item>
              <text:p text:style-name="P31">Linux (Red Hat(x86_64), Debian(x86_64) )</text:p>
            </text:list-item>
          </text:list>
        </text:list-item>
      </text:list>
      <text:h text:style-name="P36" text:outline-level="1"/>
      <text:h text:style-name="P36" text:outline-level="1"><text:bookmark-start text:name="__RefHeading__3745_216754541"/><text:span text:style-name="T36">4.<text:tab/></text:span>Overview of Solution<text:bookmark-end text:name="__RefHeading__3745_216754541"/></text:h>
      <text:p text:style-name="P32"><text:tab/></text:p>
      <text:p text:style-name="P11"><text:span text:style-name="T37"><text:tab/>This game is played in console. For this game there wasn’t any requirement for GUI.</text:span><text:span text:style-name="T40"> In the matrix «0»s</text:span><text:span text:style-name="T37"> are the sea and «1»</text:span><text:span text:style-name="T40">s</text:span><text:span text:style-name="T37"> are the ships. At first </text:span><text:span text:style-name="T39">each player manually input</text:span><text:span text:style-name="T42"> coordinates </text:span><text:span text:style-name="T44">and arranges ships </text:span><text:span text:style-name="T42">in the sea</text:span><text:span text:style-name="T37">, then </text:span><text:span text:style-name="T40">the program </text:span><text:span text:style-name="T37">will ask you </text:span><text:span text:style-name="T41">input</text:span><text:span text:style-name="T37"> coordinates for </text:span><text:span text:style-name="T42">shooting</text:span><text:span text:style-name="T37"> </text:span><text:span text:style-name="T39">a </text:span><text:span text:style-name="T37">ship. The </text:span><text:span text:style-name="T38">player </text:span><text:span text:style-name="T37">will be asked </text:span><text:span text:style-name="T41">t</text:span><text:span text:style-name="T37">o </text:span><text:span text:style-name="T41">input</text:span><text:span text:style-name="T37"> coordinates until all ships </text:span><text:span text:style-name="T41">will</text:span><text:span text:style-name="T37"> destroyed </text:span><text:span text:style-name="T42">and during the shooting </text:span><text:span text:style-name="T45">program </text:span><text:span text:style-name="T42">will </text:span><text:span text:style-name="T45">tell</text:span><text:span text:style-name="T42"> </text:span><text:span text:style-name="T45">to player </text:span><text:span text:style-name="T42">if </text:span><text:span text:style-name="T45">he</text:span><text:span text:style-name="T42"> missed or </text:span><text:span text:style-name="T43">destroyed</text:span><text:span text:style-name="T42"> the ship</text:span><text:span text:style-name="T37">. </text:span><text:span text:style-name="T41">A</text:span><text:span text:style-name="T37">fter </text:span><text:span text:style-name="T41">all ship have been destroyed, </text:span><text:span text:style-name="T37">game will end</text:span><text:span text:style-name="T41">s</text:span><text:span text:style-name="T37">.</text:span></text:p>
      <text:h text:style-name="P36" text:outline-level="1"/>
      <text:h text:style-name="P36" text:outline-level="1"><text:bookmark-start text:name="__RefHeading__3747_216754541"/><text:span text:style-name="T46">5.<text:tab/></text:span>Black-box Description<text:bookmark-end text:name="__RefHeading__3747_216754541"/></text:h>
      <text:p text:style-name="P12"/>
      <text:p text:style-name="P12"><text:tab/>This section describes the functions that the user can perform with the project, explains the received results, without going deep into details.</text:p>
      <text:h text:style-name="P36" text:outline-level="1"/>
      <text:h text:style-name="P36" text:outline-level="1"/>
      <text:h text:style-name="P36" text:outline-level="1"><text:span text:style-name="T48">6.<text:tab/></text:span>Use Cases Coverage</text:h>
      <text:p text:style-name="P5"><text:span text:style-name="T17"><text:tab/></text:span><text:span text:style-name="T18">The Use Cases document does not required for this project.</text:span></text:p>
      <text:h text:style-name="P38" text:outline-level="1"><text:soft-page-break/></text:h>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mfortaa" svg:font-family="Comforta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Text_20_body_20_numbering_20_reference" style:display-name="Text body numbering reference" style:family="paragraph" style:parent-style-name="Text_20_body" style:list-style-name="Numbering_20_2"/>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2" style:display-name="Numbering 2">
      <text:list-level-style-number text:level="1" text:style-name="Character_5f_20_5f_style"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Character_5f_20_5f_style"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Character_5f_20_5f_style"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Character_5f_20_5f_style"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Character_5f_20_5f_style"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Character_5f_20_5f_style"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Character_5f_20_5f_style"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Character_5f_20_5f_style"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Character_5f_20_5f_style"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Character_5f_20_5f_style"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4:34:08.282354951</meta:creation-date>
    <dc:date>2018-05-29T07:32:35.122081810</dc:date>
    <meta:editing-duration>PT17M7S</meta:editing-duration>
    <meta:editing-cycles>2</meta:editing-cycles>
    <meta:generator>LibreOffice/6.0.3.2$Linux_X86_64 LibreOffice_project/00$Build-2</meta:generator>
    <meta:document-statistic meta:table-count="0" meta:image-count="0" meta:object-count="0" meta:page-count="6" meta:paragraph-count="51" meta:word-count="559" meta:character-count="3576" meta:non-whitespace-character-count="2884"/>
  </office:meta>
</office:document-meta>
</file>